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0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5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row table:style-name="ro1">
          <table:table-cell office:value-type="string" table:number-columns-spanned="1" table:number-rows-spanned="2">
            <text:p>Etat Marche</text:p>
          </table:table-cell>
          <table:table-cell table:style-name="ce3" office:value-type="string">
            <text:p>tbf1</text:p>
          </table:table-cell>
          <table:table-cell table:style-name="Default"/>
          <table:table-cell table:style-name="ce3" office:value-type="string">
            <text:p>tbf2</text:p>
          </table:table-cell>
          <table:table-cell table:style-name="Default"/>
          <table:table-cell table:style-name="ce3" office:value-type="string">
            <text:p>tbf3</text:p>
          </table:table-cell>
          <table:table-cell table:style-name="Default"/>
          <table:table-cell table:style-name="ce3" office:value-type="string">
            <text:p>tbf4</text:p>
          </table:table-cell>
          <table:table-cell table:style-name="Default"/>
        </table:table-row>
        <table:table-row table:style-name="ro1">
          <table:covered-table-cell table:style-name="ce2"/>
          <table:table-cell table:style-name="ce4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table:number-columns-spanned="1" table:number-rows-spanned="2">
            <text:p>Arrêt</text:p>
          </table:table-cell>
          <table:table-cell table:number-columns-repeated="8"/>
        </table:table-row>
        <table:table-row table:style-name="ro1">
          <table:covered-table-cell table:style-name="Default"/>
          <table:table-cell/>
          <table:table-cell table:style-name="ce7" office:value-type="string">
            <text:p>ttr1</text:p>
          </table:table-cell>
          <table:table-cell table:style-name="ce9"/>
          <table:table-cell table:style-name="ce7" office:value-type="string">
            <text:p>ttr2</text:p>
          </table:table-cell>
          <table:table-cell table:style-name="ce9"/>
          <table:table-cell table:style-name="ce7" office:value-type="string">
            <text:p>ttr3</text:p>
          </table:table-cell>
          <table:table-cell table:style-name="ce9"/>
          <table:table-cell table:style-name="ce7" office:value-type="string">
            <text:p>ttr4</text:p>
          </table:table-cell>
        </table:table-row>
        <table:table-row table:style-name="ro1">
          <table:table-cell table:style-name="ce2"/>
          <table:table-cell table:style-name="Default" table:number-columns-repeated="8"/>
        </table:table-row>
      </table:table>
      <table:named-expressions>
        <table:named-expression table:name="I_ClasseA" table:base-cell-address="$Feuille1.$A$1" table:expression=""/>
        <table:named-expression table:name="I_ClasseB" table:base-cell-address="$Feuille1.$A$1" table:expression=""/>
        <table:named-expression table:name="I_ClasseC" table:base-cell-address="$Feuille1.$A$1" table:expression=""/>
        <table:named-expression table:name="I_Defaut" table:base-cell-address="$Feuille1.$A$1" table:expression=""/>
        <table:named-expression table:name="I_Km" table:base-cell-address="$Feuille1.$A$1" table:expression=""/>
        <table:named-expression table:name="I_N" table:base-cell-address="$Feuille1.$A$1" table:expression=""/>
        <table:named-expression table:name="I_NDefaut" table:base-cell-address="$Feuille1.$A$1" table:expression=""/>
        <table:named-expression table:name="I_NVeh" table:base-cell-address="$Feuille1.$A$1" table:expression=""/>
        <table:named-expression table:name="I_Tps" table:base-cell-address="$Feuille1.$A$1" table:expression=""/>
        <table:named-expression table:name="NVehA" table:base-cell-address="$Feuille1.$A$1" table:expression=""/>
        <table:named-expression table:name="NVehB" table:base-cell-address="$Feuille1.$A$1" table:expression=""/>
        <table:named-expression table:name="V_Nb_A" table:base-cell-address="$Feuille1.$A$1" table:expression=""/>
        <table:named-expression table:name="V_Nb_B" table:base-cell-address="$Feuille1.$A$1" table:expression=""/>
        <table:named-expression table:name="V_Nb_C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17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29T17:31:43.19</dc:date>
    <dc:creator>Franck OURION</dc:creator>
    <meta:editing-duration>PT00H01M30S</meta:editing-duration>
    <meta:editing-cycles>2</meta:editing-cycles>
    <meta:generator>OpenOffice.org/3.1$Win32 OpenOffice.org_project/310m19$Build-9420</meta:generator>
    <meta:document-statistic meta:table-count="1" meta:cell-count="10" meta:object-count="0"/>
  </office:meta>
</office:document-meta>
</file>